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C100000105CC80036AD673BD91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3" svg:font-family="FreeSans" style:font-family-generic="swiss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381cm" fo:margin-left="0cm" table:align="left"/>
    </style:style>
    <style:style style:name="Tableau1.A" style:family="table-column">
      <style:table-column-properties style:column-width="2.237cm"/>
    </style:style>
    <style:style style:name="Tableau1.B" style:family="table-column">
      <style:table-column-properties style:column-width="2.787cm"/>
    </style:style>
    <style:style style:name="Tableau1.C" style:family="table-column">
      <style:table-column-properties style:column-width="3.101cm"/>
    </style:style>
    <style:style style:name="Tableau1.D" style:family="table-column">
      <style:table-column-properties style:column-width="3.013cm"/>
    </style:style>
    <style:style style:name="Tableau1.E" style:family="table-column">
      <style:table-column-properties style:column-width="2.891cm"/>
    </style:style>
    <style:style style:name="Tableau1.F" style:family="table-column">
      <style:table-column-properties style:column-width="3.353cm"/>
    </style:style>
    <style:style style:name="Tableau1.1" style:family="table-row">
      <style:table-row-properties style:min-row-height="0.337cm" fo:keep-together="always"/>
    </style:style>
    <style:style style:name="Tableau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F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2" style:family="table-row">
      <style:table-row-properties style:min-row-height="3.103cm"/>
    </style:style>
    <style:style style:name="Tableau1.E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3" style:family="table-row">
      <style:table-row-properties style:min-row-height="2.007cm"/>
    </style:style>
    <style:style style:name="Tableau1.E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4" style:family="table-row">
      <style:table-row-properties style:min-row-height="1.533cm"/>
    </style:style>
    <style:style style:name="Tableau1.F4" style:family="table-cell">
      <style:table-cell-properties fo:padding-left="0.191cm" fo:padding-right="0.191cm" fo:padding-top="0cm" fo:padding-bottom="0cm" fo:border="0.5pt solid #000000"/>
    </style:style>
    <style:style style:name="Tableau1.5" style:family="table-row">
      <style:table-row-properties style:min-row-height="1.616cm"/>
    </style:style>
    <style:style style:name="Tableau1.F5" style:family="table-cell">
      <style:table-cell-properties fo:padding-left="0.191cm" fo:padding-right="0.191cm" fo:padding-top="0cm" fo:padding-bottom="0cm" fo:border="0.5pt solid #000000"/>
    </style:style>
    <style:style style:name="Tableau1.6" style:family="table-row">
      <style:table-row-properties style:min-row-height="1.607cm"/>
    </style:style>
    <style:style style:name="Tableau1.E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7" style:family="table-row">
      <style:table-row-properties style:min-row-height="2.817cm"/>
    </style:style>
    <style:style style:name="Tableau1.E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8" style:family="table-row">
      <style:table-row-properties style:min-row-height="2.454cm"/>
    </style:style>
    <style:style style:name="Tableau1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au1.D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F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.9" style:family="table-row">
      <style:table-row-properties style:min-row-height="1.808cm"/>
    </style:style>
    <style:style style:name="Tableau1.D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E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F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officeooo:paragraph-rsid="00105075"/>
    </style:style>
    <style:style style:name="P2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3" style:family="paragraph" style:parent-style-name="Standard">
      <style:text-properties style:font-name="Arial1" fo:font-size="10pt" style:font-size-asian="10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1pt" officeooo:rsid="00047090" officeooo:paragraph-rsid="00047090" style:font-size-asian="11pt" style:font-name-complex="Arial1" style:font-size-complex="11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1" fo:font-size="11pt" officeooo:paragraph-rsid="002c6274" style:font-size-asian="11pt" style:font-name-complex="Arial1" style:font-size-complex="11pt"/>
    </style:style>
    <style:style style:name="P8" style:family="paragraph" style:parent-style-name="Standard">
      <style:paragraph-properties style:snap-to-layout-grid="false"/>
      <style:text-properties style:font-name="Arial1" fo:font-size="11pt" officeooo:paragraph-rsid="002c6274" style:font-size-asian="11pt" style:font-name-complex="Arial1" style:font-size-complex="11pt"/>
    </style:style>
    <style:style style:name="P9" style:family="paragraph" style:parent-style-name="Standard">
      <style:text-properties style:font-name="Arial1" fo:font-size="11pt" officeooo:paragraph-rsid="002c6274" style:font-size-asian="11pt" style:font-name-complex="Arial1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officeooo:paragraph-rsid="002c6274" style:font-size-asian="11pt" style:font-weight-asian="bold" style:font-name-complex="Arial1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1pt" fo:font-weight="bold" officeooo:paragraph-rsid="002c6274" style:font-size-asian="11pt" style:font-weight-asian="bold" style:font-name-complex="Arial1" style:font-size-complex="11pt"/>
    </style:style>
    <style:style style:name="P12" style:family="paragraph" style:parent-style-name="Standard">
      <style:paragraph-properties style:snap-to-layout-grid="false"/>
      <style:text-properties style:font-name="Arial1" fo:font-size="11pt" fo:language="en" fo:country="US" officeooo:paragraph-rsid="002c6274" style:font-size-asian="11pt" style:font-name-complex="Arial1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1" fo:font-size="11pt" fo:language="en" fo:country="US" officeooo:paragraph-rsid="002c6274" style:font-size-asian="11pt" style:font-name-complex="Arial1" style:font-size-complex="11pt"/>
    </style:style>
    <style:style style:name="P14" style:family="paragraph" style:parent-style-name="Standard"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/>
    </style:style>
    <style:style style:name="P15" style:family="paragraph" style:parent-style-name="Standard">
      <style:text-properties fo:color="#ff0000" style:font-name="Arial" fo:font-size="11pt" fo:language="fr" fo:country="FR" fo:font-weight="bold" style:font-size-asian="11pt" style:language-asian="fr" style:country-asian="FR" style:font-weight-asian="bold" style:font-name-complex="Arial1" style:font-size-complex="11pt"/>
    </style:style>
    <style:style style:name="P16" style:family="paragraph" style:parent-style-name="Standard">
      <style:text-properties fo:color="#ff0000"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>
        <style:tab-stops>
          <style:tab-stop style:position="11.539cm"/>
        </style:tab-stops>
      </style:paragraph-properties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name-complex="Arial1" style:font-size-complex="14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2c6274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2c6274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90f6b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08e391" officeooo:paragraph-rsid="0008e391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8pt" fo:font-style="normal" style:text-underline-style="solid" style:text-underline-width="auto" style:text-underline-color="font-color" fo:font-weight="bold" officeooo:rsid="0008e391" officeooo:paragraph-rsid="0008e391" style:font-size-asian="15.75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e391" officeooo:paragraph-rsid="0008e391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96968" officeooo:paragraph-rsid="00096968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8e391" officeooo:paragraph-rsid="0008e39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0f6b" officeooo:paragraph-rsid="00090f6b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8e391" officeooo:paragraph-rsid="0008e391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ad711" officeooo:paragraph-rsid="000ad711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 style:font-weight-complex="bold"/>
    </style:style>
    <style:style style:name="P39" style:family="paragraph" style:parent-style-name="Standard"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40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41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42" style:family="paragraph" style:parent-style-name="Standard">
      <style:text-properties style:font-name="Arial" fo:font-size="11pt" style:font-size-asian="11pt" style:font-name-complex="Arial1" style:font-size-complex="11pt"/>
    </style:style>
    <style:style style:name="P4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bold" officeooo:rsid="0008e391" officeooo:paragraph-rsid="0008e391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"/>
    </style:style>
    <style:style style:name="P45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style:font-name-complex="Arial1"/>
    </style:style>
    <style:style style:name="P46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language="fr" fo:country="FR" style:language-asian="fr" style:country-asian="FR" style:font-name-complex="Arial1"/>
    </style:style>
    <style:style style:name="P47" style:family="paragraph" style:parent-style-name="Standard">
      <style:text-properties fo:color="#008000" style:font-name="Arial" fo:font-size="9pt" fo:language="fr" fo:country="FR" style:text-underline-style="solid" style:text-underline-width="auto" style:text-underline-color="font-color" fo:font-weight="bold" style:font-size-asian="9pt" style:language-asian="fr" style:country-asian="FR" style:font-weight-asian="bold" style:font-name-complex="Arial1" style:font-size-complex="9pt"/>
    </style:style>
    <style:style style:name="P48" style:family="paragraph" style:parent-style-name="Standard">
      <style:text-properties fo:color="#008000" style:font-name="Arial" fo:language="fr" fo:country="FR" style:text-underline-style="solid" style:text-underline-width="auto" style:text-underline-color="font-color" fo:font-weight="bold" style:language-asian="fr" style:country-asian="FR" style:font-weight-asian="bold" style:font-name-complex="Arial1"/>
    </style:style>
    <style:style style:name="P49" style:family="paragraph" style:parent-style-name="Standard">
      <style:text-properties fo:color="#008000" style:font-name="Arial" fo:language="fr" fo:country="FR" style:language-asian="fr" style:country-asian="FR" style:font-name-complex="Arial1"/>
    </style:style>
    <style:style style:name="P50" style:family="paragraph" style:parent-style-name="Standard">
      <style:text-properties fo:color="#008000" style:font-name="Arial" style:font-name-complex="Arial1"/>
    </style:style>
    <style:style style:name="P51" style:family="paragraph" style:parent-style-name="Standard">
      <style:text-properties fo:color="#008000"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52" style:family="paragraph" style:parent-style-name="Standard">
      <style:paragraph-properties fo:margin-left="0.635cm" fo:margin-right="0cm" fo:text-indent="0cm" style:auto-text-indent="false"/>
      <style:text-properties style:font-name="Arial" fo:language="fr" fo:country="FR" style:language-asian="fr" style:country-asian="FR" style:font-name-complex="Arial1"/>
    </style:style>
    <style:style style:name="P53" style:family="paragraph" style:parent-style-name="Standard">
      <style:paragraph-properties fo:margin-left="0.635cm" fo:margin-right="0cm" fo:text-indent="0cm" style:auto-text-indent="false"/>
      <style:text-properties style:font-name="Arial" fo:language="fr" fo:country="FR" officeooo:paragraph-rsid="001805f9" style:language-asian="fr" style:country-asian="FR" style:font-name-complex="Arial1"/>
    </style:style>
    <style:style style:name="P54" style:family="paragraph" style:parent-style-name="Standard">
      <style:paragraph-properties fo:margin-left="1.249cm" fo:margin-right="0cm" fo:text-indent="0cm" style:auto-text-indent="false"/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/>
    </style:style>
    <style:style style:name="P5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90f6b" officeooo:paragraph-rsid="00090f6b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96968" officeooo:paragraph-rsid="00096968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d711" officeooo:paragraph-rsid="000ad711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d711" officeooo:paragraph-rsid="0026e093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d711" officeooo:paragraph-rsid="002ec864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1805f9" officeooo:paragraph-rsid="001805f9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1805f9" officeooo:paragraph-rsid="0026e093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8e391" officeooo:paragraph-rsid="0008e391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bold" officeooo:rsid="0008e391" officeooo:paragraph-rsid="0008e391" style:font-size-asian="11pt" style:font-style-asian="normal" style:font-weight-asian="bold" style:font-size-complex="11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e391" officeooo:paragraph-rsid="0008e391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e391" officeooo:paragraph-rsid="0008e391" style:font-size-asian="12pt" style:font-style-asian="normal" style:font-weight-asian="bold" style:font-size-complex="12pt" style:font-style-complex="normal" style:font-weight-complex="bold"/>
    </style:style>
    <style:style style:name="P68" style:family="paragraph">
      <style:paragraph-properties style:writing-mode="lr-tb"/>
    </style:style>
    <style:style style:name="P69" style:family="paragraph">
      <loext:graphic-properties draw:fill="solid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0" style:family="paragraph">
      <loext:graphic-properties draw:fill="none" draw:fill-color="#ffffff"/>
      <style:paragraph-properties fo:text-align="center" style:writing-mode="lr-tb"/>
    </style:style>
    <style:style style:name="P71" style:family="paragraph">
      <style:paragraph-properties fo:text-align="center" style:writing-mode="lr-tb"/>
    </style:style>
    <style:style style:name="P72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73" style:family="paragraph">
      <loext:graphic-properties draw:fill="none" draw:fill-color="#ffffff"/>
      <style:paragraph-properties style:writing-mode="lr-tb"/>
    </style:style>
    <style:style style:name="P74" style:family="paragraph">
      <loext:graphic-properties draw:fill="gradient" draw:fill-color="#92cddc" draw:fill-gradient-name="Gradient_20_2"/>
      <style:paragraph-properties style:writing-mode="lr-tb"/>
    </style:style>
    <style:style style:name="P75" style:family="paragraph">
      <loext:graphic-properties draw:fill="none" draw:fill-color="#ffffff"/>
    </style:style>
    <style:style style:name="P76" style:family="paragraph">
      <loext:graphic-properties draw:fill="none" draw:fill-color="#ffffff"/>
      <style:text-properties fo:color="#ff0000" fo:font-size="13pt" fo:font-weight="bold" style:font-size-asian="13pt" style:font-weight-asian="bold" style:font-size-complex="13pt" style:font-weight-complex="bold"/>
    </style:style>
    <style:style style:name="P77" style:family="paragraph">
      <loext:graphic-properties draw:fill="none" draw:fill-color="#ffffff"/>
      <style:text-properties fo:font-weight="bold" style:font-weight-asian="bold" style:font-weight-complex="bold"/>
    </style:style>
    <style:style style:name="P7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9" style:family="paragraph">
      <loext:graphic-properties draw:fill="gradient" draw:fill-color="#92cddc" draw:fill-gradient-name="Gradient_20_2"/>
      <style:paragraph-properties style:writing-mode="lr-tb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8e391" style:font-size-asian="12pt" style:font-weight-asian="bold" style:font-weight-complex="bold"/>
    </style:style>
    <style:style style:name="T4" style:family="text">
      <style:text-properties officeooo:rsid="000c9fd3"/>
    </style:style>
    <style:style style:name="T5" style:family="text">
      <style:text-properties officeooo:rsid="00105075"/>
    </style:style>
    <style:style style:name="T6" style:family="text">
      <style:text-properties officeooo:rsid="0012462a"/>
    </style:style>
    <style:style style:name="T7" style:family="text">
      <style:text-properties officeooo:rsid="001805f9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090f6b" style:font-size-asian="11pt" style:font-size-complex="11pt"/>
    </style:style>
    <style:style style:name="T10" style:family="text">
      <style:text-properties fo:font-size="11pt" officeooo:rsid="0019c87e" style:font-size-asian="11pt" style:font-size-complex="11pt"/>
    </style:style>
    <style:style style:name="T11" style:family="text">
      <style:text-properties officeooo:rsid="0019c87e"/>
    </style:style>
    <style:style style:name="T12" style:family="text">
      <style:text-properties fo:color="#000000" fo:font-size="11pt" officeooo:rsid="0012462a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6e093" style:font-weight-asian="bold" style:font-weight-complex="bold"/>
    </style:style>
    <style:style style:name="T15" style:family="text">
      <style:text-properties fo:font-weight="bold" officeooo:rsid="00271b64" style:font-weight-asian="bold" style:font-weight-complex="bold"/>
    </style:style>
    <style:style style:name="T16" style:family="text">
      <style:text-properties fo:font-weight="bold" officeooo:rsid="00293020" style:font-weight-asian="bold" style:font-weight-complex="bold"/>
    </style:style>
    <style:style style:name="T17" style:family="text">
      <style:text-properties fo:font-weight="bold" officeooo:rsid="0029bcf5" style:font-weight-asian="bold" style:font-weight-complex="bold"/>
    </style:style>
    <style:style style:name="T18" style:family="text">
      <style:text-properties fo:font-weight="bold" officeooo:rsid="002d0f22" style:font-weight-asian="bold" style:font-weight-complex="bold"/>
    </style:style>
    <style:style style:name="T19" style:family="text">
      <style:text-properties fo:font-weight="bold" officeooo:rsid="003003b1" style:font-weight-asian="bold" style:font-weight-complex="bold"/>
    </style:style>
    <style:style style:name="T20" style:family="text">
      <style:text-properties fo:font-weight="bold" officeooo:rsid="0033ab05" style:font-weight-asian="bold" style:font-weight-complex="bold"/>
    </style:style>
    <style:style style:name="T21" style:family="text">
      <style:text-properties fo:font-weight="bold" officeooo:rsid="002fbe42" style:font-weight-asian="bold" style:font-weight-complex="bold"/>
    </style:style>
    <style:style style:name="T22" style:family="text">
      <style:text-properties officeooo:rsid="0026e093"/>
    </style:style>
    <style:style style:name="T23" style:family="text">
      <style:text-properties officeooo:rsid="00271b64"/>
    </style:style>
    <style:style style:name="T24" style:family="text">
      <style:text-properties officeooo:rsid="002d0f22"/>
    </style:style>
    <style:style style:name="T25" style:family="text">
      <style:text-properties officeooo:rsid="002dd507"/>
    </style:style>
    <style:style style:name="T26" style:family="text">
      <style:text-properties officeooo:rsid="002fbe42"/>
    </style:style>
    <style:style style:name="T27" style:family="text">
      <style:text-properties officeooo:rsid="0033ab05"/>
    </style:style>
    <style:style style:name="T28" style:family="text">
      <style:text-properties officeooo:rsid="00357be5"/>
    </style:style>
    <style:style style:name="T29" style:family="text">
      <style:text-properties style:use-window-font-color="true" style:font-name="Times New Roman" fo:font-size="14pt" fo:language="fr" fo:country="FR" fo:font-weight="bol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30" style:family="text">
      <style:text-properties style:use-window-font-color="true" style:font-name="Arial1" fo:font-size="10pt" fo:language="fr" fo:country="FR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T31" style:family="text">
      <style:text-properties fo:color="#ff0000" fo:font-size="13pt" fo:font-weight="bold" style:font-size-asian="13pt" style:font-weight-asian="bold" style:font-size-complex="13pt" style:font-weight-complex="bold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3.586cm" fo:min-width="2.305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cm" svg:stroke-color="#000000" draw:marker-end="msArrowEnd_20_5" draw:marker-end-width="0.23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369cm" fo:min-width="3.276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7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31cm" fo:min-width="3.246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296cm" fo:min-width="2.94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8cm" fo:min-width="1.884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0.503cm" fo:min-width="1.309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175cm" fo:min-width="2.475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9cm" fo:min-width="1.404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595cm" fo:min-width="2.23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933cm" fo:min-width="0.275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2.29cm" fo:min-width="3.642cm" fo:padding-top="0.229cm" fo:padding-bottom="0.229cm" fo:padding-left="0.441cm" fo:padding-right="0.441cm" fo:wrap-option="no-wrap" draw:shadow="visible" draw:shadow-offset-x="0.035cm" draw:shadow-offset-y="0.062cm" draw:shadow-color="#205867" draw:shadow-opacity="50%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1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79cm" svg:stroke-color="#ff0000" svg:stroke-opacity="100%" draw:stroke-linejoin="round" svg:stroke-linecap="square" draw:fill="none" draw:fill-color="#ffffff" draw:textarea-horizontal-align="left" draw:textarea-vertical-align="middle" draw:auto-grow-height="false" fo:min-height="3.441cm" fo:min-width="2.217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/>
      <text:p text:style-name="P19"/>
      <text:p text:style-name="P17"/>
      <text:p text:style-name="P17">DOSSIER DE CONCEPTION</text:p>
      <text:p text:style-name="P17"/>
      <text:p text:style-name="P17">JUKEBOX CONNECTE</text:p>
      <text:p text:style-name="P2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>PRÉSENTATION DU BESOIN</text:p>
      <text:p text:style-name="P27"/>
      <text:p text:style-name="P20">1) Mise en situation</text:p>
      <text:p text:style-name="P24"/>
      <text:p text:style-name="P31"><text:tab/><text:span text:style-name="T8">De nos jour la musique fait partie </text:span><text:span text:style-name="T9">intégrante</text:span><text:span text:style-name="T8"> de notre vie, lors de soirée entre amis, dans un bar. </text:span><text:span text:style-name="T9">Des améliorations furent crée dans le but de faciliter l’écoute de musique par un groupe. Ceux des années 80</text:span></text:p>
      <text:p text:style-name="P24"/>
      <text:p text:style-name="P20">2) Le besoin et son marché</text:p>
      <text:p text:style-name="P20"/>
      <text:p text:style-name="P32"><text:span text:style-name="T8">Lors de soirée, la musique est souvent gérée par une seule personne et de par ce fait ne peux convenir a tout le monde.</text:span> </text:p>
      <text:p text:style-name="P33"/>
      <text:p text:style-name="P25"/>
      <text:p text:style-name="P20">3) Le contexte du projet et ses objectifs</text:p>
      <text:p text:style-name="P20"/>
      <text:p text:style-name="P24"><text:tab/><text:span text:style-name="T8">Lors d'une soirée entre amis, la musique est souvent gérée uniquement par une personne. De ce fait, le problème est que la musique ne pourrait pas convenir à tout le monde</text:span></text:p>
      <text:p text:style-name="P4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/>
      <text:p text:style-name="P2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<text:soft-page-break/>Expression fonctionnelle du besoin</text:p>
      <text:p text:style-name="P20"/>
      <text:p text:style-name="P20">4) Énoncé du besoin</text:p>
      <text:p text:style-name="P24"><text:tab/></text:p>
      <text:p text:style-name="P47"><draw:frame draw:style-name="fr1" draw:name="Cadre1" text:anchor-type="char" svg:x="11.12cm" svg:y="0.146cm" svg:width="3.678cm" svg:height="0.972cm" draw:z-index="2"><draw:text-box><text:p text:style-name="P4">Sur quoi agit-il ?</text:p><text:p text:style-name="P3"/></draw:text-box></draw:frame><draw:frame draw:style-name="fr1" draw:name="Cadre2" text:anchor-type="char" svg:x="2.418cm" svg:y="0.153cm" svg:width="3.96cm" svg:height="0.972cm" draw:z-index="3"><draw:text-box><text:p text:style-name="P5">A qui rend-il service ?</text:p></draw:text-box></draw:frame></text:p>
      <text:p text:style-name="P47"/>
      <text:p text:style-name="P48"/>
      <text:p text:style-name="P49"><draw:custom-shape text:anchor-type="char" draw:z-index="8" draw:name="Oval 23" draw:style-name="gr5" draw:text-style-name="P72" svg:width="4.874cm" svg:height="2.19cm" svg:x="10.564cm" svg:y="0.081cm"><text:p text:style-name="P71"><text:span text:style-name="T30">Un système audi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6" draw:name="Oval 22" draw:style-name="gr3" draw:text-style-name="P72" svg:width="5.347cm" svg:height="2.294cm" svg:x="1.508cm" svg:y="0.425cm"><text:p text:style-name="P71"><text:span text:style-name="T30">Un groupe de personnes souhaitant partager de la musiqu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49"/>
      <text:p text:style-name="P49"><draw:custom-shape text:anchor-type="char" draw:z-index="4" draw:name="Oval 24" draw:style-name="gr1" draw:text-style-name="P69" svg:width="3.978cm" svg:height="5.428cm" svg:x="6.586cm" svg:y="0.168cm"><text:p text:style-name="P68"><text:span text:style-name="T29"/></text:p><text:p text:style-name="P68"><text:span text:style-name="T29"/></text:p><text:p text:style-name="P68"><text:span text:style-name="T29">Jukebox Connecté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9"><draw:line text:anchor-type="char" draw:z-index="5" draw:name="Line 25" draw:style-name="gr2" draw:text-style-name="P70" svg:x1="10.874cm" svg:y1="0.293cm" svg:x2="10.888cm" svg:y2="7.44cm"><text:p/></draw:line><draw:custom-shape text:anchor-type="char" draw:z-index="7" draw:name="Freeform 26" draw:style-name="gr4" draw:text-style-name="P73" svg:width="4.128cm" svg:height="0.69cm" svg:x="6.832cm" svg:y="0.228cm"><text:p/><draw:enhanced-geometry svg:viewBox="0 0 2340 391" draw:glue-points="0 33655 466725 219075 952500 209550 1485900 0" draw:type="non-primitive" draw:enhanced-path="M 0 53 C 123 102 485 299 735 345 985 391 1233 387 1500 330 1767 273 2165 69 2340 0 N"/></draw:custom-shape></text:p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9"><draw:frame draw:style-name="fr1" draw:name="Cadre3" text:anchor-type="char" svg:x="6.574cm" svg:y="0.381cm" svg:width="3.678cm" svg:height="0.972cm" draw:z-index="1"><draw:text-box><text:p text:style-name="P2">Dans quel but ?</text:p></draw:text-box></draw:frame></text:p>
      <text:p text:style-name="P49"/>
      <text:p text:style-name="P50"/>
      <text:p text:style-name="P50"/>
      <text:p text:style-name="P49"><draw:frame draw:style-name="fr1" draw:name="Cadre4" text:anchor-type="char" svg:x="1.27cm" svg:y="0.113cm" svg:width="14.529cm" svg:height="1.349cm" draw:z-index="0"><draw:text-box><text:p text:style-name="P6">Permettre à un groupe <text:span text:style-name="T5">de personnes </text:span>souhaitant <text:span text:style-name="T5">partager entre eux</text:span> <text:span text:style-name="T5">leurs</text:span> musique<text:span text:style-name="T6">s</text:span> <text:span text:style-name="T5">en</text:span> temps réel sur un système audio</text:p></draw:text-box></draw:frame></text:p>
      <text:p text:style-name="P49"/>
      <text:p text:style-name="P51"/>
      <text:p text:style-name="P51"/>
      <text:p text:style-name="P20"/>
      <text:p text:style-name="P20"/>
      <text:p text:style-name="P20">5) Validation du besoin</text:p>
      <text:p text:style-name="P20"/>
      <text:p text:style-name="P29">Pourquoi ce besoin existe-il ? </text:p>
      <text:p text:style-name="P34"><text:tab/><text:span text:style-name="T8">- </text:span><text:span text:style-name="T10">Pour satisfaire un groupe d'amateur de musiques</text:span></text:p>
      <text:p text:style-name="P57"><text:tab/>- <text:span text:style-name="T11">Pour permettre à n'importe qui d'ajouter de la musique en soirée</text:span></text:p>
      <text:p text:style-name="P57"><text:tab/>- <text:span text:style-name="T11">Parce que la musique ne peut convenir à tout le monde</text:span></text:p>
      <text:p text:style-name="P57"><text:tab/>- <text:span text:style-name="T11">Pour adapter la musique aux goûts de chacun</text:span></text:p>
      <text:p text:style-name="P34"/>
      <text:p text:style-name="P30">Qu'est ce qui pourrait le faire disparaître ?</text:p>
      <text:p text:style-name="P35"><text:tab/>- <text:span text:style-name="T8">Plus de soirées </text:span><text:span text:style-name="T12">entre amis</text:span><text:span text:style-name="T8">( improbable)</text:span></text:p>
      <text:p text:style-name="P58"><text:tab/>- <text:span text:style-name="T11">Pas d'accès internet </text:span>(improbable)</text:p>
      <text:p text:style-name="P58"/>
      <text:p text:style-name="P30">Qu'est ce qui pourrait le faire évoluer ?</text:p>
      <text:p text:style-name="P35"><text:tab/>- <text:span text:style-name="T10">Evolution des modes de communications</text:span></text:p>
      <text:p text:style-name="P35"/>
      <text:p text:style-name="P28">Conclusion</text:p>
      <text:p text:style-name="P58">En conclusion, le besoin est validé à <text:span text:style-name="T6">court</text:span> terme.</text:p>
      <text:p text:style-name="P36"><text:soft-page-break/><text:tab/><text:span text:style-name="T3">Analyse fonctionnelle du besoin</text:span></text:p>
      <text:p text:style-name="P66"/>
      <text:p text:style-name="P66">6) Relations avec le milieu extérieur</text:p>
      <text:p text:style-name="P52"/>
      <text:p text:style-name="P52"><draw:custom-shape text:anchor-type="paragraph" draw:z-index="42" draw:name="Oval 40" draw:style-name="gr14" draw:text-style-name="P79" svg:width="4.373cm" svg:height="2.378cm" svg:x="4.838cm" svg:y="0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Oval 40" draw:style-name="gr14" draw:text-style-name="P74" svg:width="4.373cm" svg:height="2.378cm" svg:x="9.618cm" svg:y="0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2"/>
      <text:p text:style-name="P53"><draw:frame text:anchor-type="paragraph" draw:z-index="36" draw:style-name="gr13" draw:text-style-name="P75" svg:width="3.058cm" svg:height="1.029cm" svg:x="5.877cm" svg:y="0.43cm"><draw:text-box><text:p>Normes</text:p></draw:text-box></draw:frame><draw:frame text:anchor-type="paragraph" draw:z-index="43" draw:style-name="gr13" draw:text-style-name="P75" svg:width="3.058cm" svg:height="1.029cm" svg:x="10.76cm" svg:y="0.445cm"><draw:text-box><text:p>Utilisateur</text:p></draw:text-box></draw:frame></text:p>
      <text:p text:style-name="P14"/>
      <text:p text:style-name="P16"/>
      <text:p text:style-name="P54"><draw:custom-shape text:anchor-type="char" draw:z-index="28" draw:name="Oval 40" draw:style-name="gr8" draw:text-style-name="P74" svg:width="4.373cm" svg:height="2.378cm" svg:x="-0.071cm" svg:y="0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33" draw:name="Freeform 59" draw:style-name="gr7" draw:text-style-name="P73" svg:width="2.192cm" svg:height="0.962cm" draw:transform="rotate (1.44862327915529) translate (6.56872222222222cm 2.52765277777778cm)"><text:p/><draw:enhanced-geometry svg:viewBox="0 0 915 180" draw:glue-points="763270 0 262765 64294 0 257175" draw:type="non-primitive" draw:enhanced-path="M 915 0 C 691 7 467 15 315 45 163 75 122 115 0 180 N"/></draw:custom-shape><draw:custom-shape text:anchor-type="char" draw:z-index="39" draw:name="Freeform 50" draw:style-name="gr17" draw:text-style-name="P73" svg:width="3.1cm" svg:height="3.901cm" svg:x="10.098cm" svg:y="0.093cm"><text:p/><draw:enhanced-geometry svg:viewBox="0 0 2325 1202" draw:glue-points="55539 0 184630 680221 1163320 490672" draw:type="non-primitive" draw:enhanced-path="M 111 0 C 150 179 0 944 369 1073 738 1202 1918 836 2325 774 N"/></draw:custom-shape></text:p>
      <text:p text:style-name="P54"><draw:custom-shape text:anchor-type="char" draw:z-index="16" draw:style-name="gr12" draw:text-style-name="P73" svg:width="1.158cm" svg:height="3.393cm" draw:transform="rotate (0.994837673636768) translate (3.98286111111111cm 1.08302777777778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38"><draw:frame text:anchor-type="paragraph" draw:z-index="20" draw:style-name="gr13" draw:text-style-name="P76" svg:width="3.058cm" svg:height="1.029cm" svg:x="10.421cm" svg:y="0.335cm"><draw:text-box><text:p><text:span text:style-name="T31">FS1</text:span></text:p></draw:text-box></draw:frame><draw:frame text:anchor-type="paragraph" draw:z-index="34" draw:style-name="gr13" draw:text-style-name="P75" svg:width="3.058cm" svg:height="1.029cm" svg:x="1.039cm" svg:y="0.247cm"><draw:text-box><text:p>Support</text:p></draw:text-box></draw:frame><draw:frame text:anchor-type="paragraph" draw:z-index="44" draw:style-name="gr13" draw:text-style-name="P77" svg:width="3.058cm" svg:height="1.029cm" svg:x="7.183cm" svg:y="0.277cm"><draw:text-box><text:p><text:span text:style-name="T13">FS8</text:span></text:p></draw:text-box></draw:frame><draw:custom-shape text:anchor-type="char" draw:z-index="15" draw:style-name="gr11" draw:text-style-name="P73" svg:width="3.112cm" svg:height="3.054cm" draw:transform="rotate (0.994837673636768) translate (2.79223611111111cm 3.03565277777778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38"><draw:frame text:anchor-type="paragraph" draw:z-index="25" draw:style-name="gr13" draw:text-style-name="P77" svg:width="3.058cm" svg:height="1.029cm" svg:x="4.65cm" svg:y="0.277cm"><draw:text-box><text:p><text:span text:style-name="T13">FS7</text:span></text:p></draw:text-box></draw:frame><draw:custom-shape text:anchor-type="char" draw:z-index="40" draw:name="Oval 40" draw:style-name="gr8" draw:text-style-name="P74" svg:width="4.373cm" svg:height="2.378cm" svg:x="12.158cm" svg:y="0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9"><draw:custom-shape text:anchor-type="char" draw:z-index="37" draw:name="Oval 30" draw:style-name="gr15" draw:text-style-name="P74" svg:width="6.398cm" svg:height="3.885cm" svg:x="5.084cm" svg:y="0.3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9"><draw:frame text:anchor-type="paragraph" draw:z-index="41" draw:style-name="gr13" draw:text-style-name="P75" svg:width="3.058cm" svg:height="1.029cm" svg:x="12.92cm" svg:y="0.275cm"><draw:text-box><text:p>Système Audio</text:p></draw:text-box></draw:frame></text:p>
      <text:p text:style-name="P39"><draw:custom-shape text:anchor-type="char" draw:z-index="14" draw:name="Oval 40" draw:style-name="gr8" draw:text-style-name="P74" svg:width="4.373cm" svg:height="2.378cm" svg:x="-0.563cm" svg:y="0.2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9"><draw:frame text:anchor-type="paragraph" draw:z-index="38" draw:style-name="gr16" draw:text-style-name="P78" svg:width="4.257cm" svg:height="1.729cm" svg:x="6.458cm" svg:y="0.298cm"><draw:text-box><text:p><text:span text:style-name="T32">Jukebox connecté</text:span></text:p></draw:text-box></draw:frame></text:p>
      <text:p text:style-name="P39"><draw:frame text:anchor-type="paragraph" draw:z-index="24" draw:style-name="gr13" draw:text-style-name="P77" svg:width="3.058cm" svg:height="1.029cm" svg:x="3.895cm" svg:y="0.196cm"><draw:text-box><text:p><text:span text:style-name="T13">FS6</text:span></text:p></draw:text-box></draw:frame><draw:frame text:anchor-type="paragraph" draw:z-index="17" draw:style-name="gr13" draw:text-style-name="P75" svg:width="3.058cm" svg:height="1.029cm" svg:x="0.661cm" svg:y="0.196cm"><draw:text-box><text:p>Esthétique</text:p></draw:text-box></draw:frame></text:p>
      <text:p text:style-name="P40"/>
      <text:p text:style-name="P44"><draw:frame text:anchor-type="paragraph" draw:z-index="21" draw:style-name="gr13" draw:text-style-name="P77" svg:width="3.058cm" svg:height="1.029cm" svg:x="11.273cm" svg:y="0.212cm"><draw:text-box><text:p><text:span text:style-name="T13">FS2</text:span></text:p></draw:text-box></draw:frame><draw:custom-shape text:anchor-type="char" draw:z-index="9" draw:name="Freeform 53" draw:style-name="gr6" draw:text-style-name="P73" svg:width="2.767cm" svg:height="1.777cm" svg:x="3.258cm" svg:y="0.309cm"><text:p/><draw:enhanced-geometry svg:viewBox="0 0 1110 335" draw:mirror-vertical="true" draw:glue-points="873125 402590 460160 60088 0 42062" draw:type="non-primitive" draw:enhanced-path="M 1110 335 C 940 217 770 100 585 50 400 0 117 35 0 35 N"/></draw:custom-shape><text:tab/></text:p>
      <text:p text:style-name="P15"><draw:custom-shape text:anchor-type="char" draw:z-index="26" draw:name="Oval 40" draw:style-name="gr8" draw:text-style-name="P74" svg:width="4.373cm" svg:height="2.378cm" svg:x="13.145cm" svg:y="0.0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9"><draw:frame text:anchor-type="paragraph" draw:z-index="27" draw:style-name="gr13" draw:text-style-name="P75" svg:width="3.058cm" svg:height="1.029cm" svg:x="13.765cm" svg:y="0.307cm"><draw:text-box><text:p>Smartphone</text:p></draw:text-box></draw:frame><draw:frame text:anchor-type="paragraph" draw:z-index="23" draw:style-name="gr13" draw:text-style-name="P77" svg:width="3.058cm" svg:height="1.029cm" svg:x="4.362cm" svg:y="0.168cm"><draw:text-box><text:p><text:span text:style-name="T13">FS5</text:span></text:p></draw:text-box></draw:frame><draw:custom-shape text:anchor-type="char" draw:z-index="10" draw:name="Freeform 59" draw:style-name="gr7" draw:text-style-name="P73" svg:width="2.192cm" svg:height="0.962cm" draw:transform="rotate (1.44862327915529) translate (9.11930555555555cm 2.42005555555556cm)"><text:p/><draw:enhanced-geometry svg:viewBox="0 0 915 180" draw:glue-points="763270 0 262765 64294 0 257175" draw:type="non-primitive" draw:enhanced-path="M 915 0 C 691 7 467 15 315 45 163 75 122 115 0 180 N"/></draw:custom-shape><draw:custom-shape text:anchor-type="char" draw:z-index="29" draw:name="Freeform 59" draw:style-name="gr7" draw:text-style-name="P73" svg:width="2.192cm" svg:height="0.962cm" draw:transform="rotate (1.44862327915529) translate (6.03779166666667cm 2.3495cm)"><text:p/><draw:enhanced-geometry svg:viewBox="0 0 915 180" draw:glue-points="763270 0 262765 64294 0 257175" draw:type="non-primitive" draw:enhanced-path="M 915 0 C 691 7 467 15 315 45 163 75 122 115 0 180 N"/></draw:custom-shape></text:p>
      <text:p text:style-name="P39"><draw:custom-shape text:anchor-type="char" draw:z-index="11" draw:name="Oval 40" draw:style-name="gr8" draw:text-style-name="P74" svg:width="4.373cm" svg:height="2.378cm" svg:x="-0.011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9"><draw:frame text:anchor-type="paragraph" draw:z-index="22" draw:style-name="gr13" draw:text-style-name="P77" svg:width="3.058cm" svg:height="1.029cm" svg:x="9.46cm" svg:y="0.005cm"><draw:text-box><text:p><text:span text:style-name="T13">FS3</text:span></text:p></draw:text-box></draw:frame><draw:frame text:anchor-type="paragraph" draw:z-index="30" draw:style-name="gr13" draw:text-style-name="P77" svg:width="3.058cm" svg:height="1.029cm" svg:x="6.403cm" svg:y="0.005cm"><draw:text-box><text:p><text:span text:style-name="T13">FS4</text:span></text:p></draw:text-box></draw:frame><draw:frame text:anchor-type="paragraph" draw:z-index="18" draw:style-name="gr13" draw:text-style-name="P75" svg:width="3.058cm" svg:height="1.029cm" svg:x="0.96cm" svg:y="0.215cm"><draw:text-box><text:p>Ergonomie</text:p></draw:text-box></draw:frame></text:p>
      <text:p text:style-name="P42"/>
      <text:p text:style-name="P39"><draw:custom-shape text:anchor-type="char" draw:z-index="12" draw:name="Oval 42" draw:style-name="gr9" draw:text-style-name="P74" svg:width="4.744cm" svg:height="2.308cm" svg:x="9.305cm" svg:y="0.3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3" draw:style-name="gr10" draw:text-style-name="P73" svg:width="2.287cm" svg:height="1.779cm" svg:x="10.859cm" svg:y="-2.665cm"><text:p/><draw:enhanced-geometry svg:viewBox="0 0 215 1455" draw:glue-points="3293 0 23052 485107 141605 922655" draw:type="non-primitive" draw:enhanced-path="M 5 0 C 2 261 0 523 35 765 70 1007 128 1250 215 1455 N"/></draw:custom-shape><draw:custom-shape text:anchor-type="char" draw:z-index="31" draw:name="Oval 40" draw:style-name="gr8" draw:text-style-name="P74" svg:width="4.373cm" svg:height="2.378cm" svg:x="4.016cm" svg:y="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1"/>
      <text:p text:style-name="P45"><draw:frame text:anchor-type="paragraph" draw:z-index="19" draw:style-name="gr13" draw:text-style-name="P75" svg:width="3.058cm" svg:height="1.029cm" svg:x="10.783cm" svg:y="0.272cm"><draw:text-box><text:p>Energie</text:p></draw:text-box></draw:frame><draw:frame text:anchor-type="paragraph" draw:z-index="32" draw:style-name="gr13" draw:text-style-name="P75" svg:width="3.058cm" svg:height="1.029cm" svg:x="4.898cm" svg:y="0.129cm"><draw:text-box><text:p>Milieu Ambiant</text:p></draw:text-box></draw:frame><text:tab/></text:p>
      <text:p text:style-name="P46"/>
      <text:p text:style-name="P46"/>
      <text:p text:style-name="P45"/>
      <text:p text:style-name="P45"/>
      <text:p text:style-name="P18"/>
      <text:p text:style-name="P20"/>
      <text:p text:style-name="P66">7) Listes des fonctions de service</text:p>
      <text:p text:style-name="P20"/>
      <text:p text:style-name="P37"/>
      <text:p text:style-name="P59">FS1 : Permettre à l'utilisateur de <text:span text:style-name="T7">partager la musique sur un système audio.</text:span></text:p>
      <text:p text:style-name="P59">FS2 : Permettre <text:span text:style-name="T7">à l'utilisateur de contrôler le jukebox depuis son smartphone.</text:span></text:p>
      <text:p text:style-name="P59">FS3 : <text:span text:style-name="T7">Alimenter le système.</text:span></text:p>
      <text:p text:style-name="P59">FS4 : <text:span text:style-name="T7">Résister aux contraintes extérieures.</text:span></text:p>
      <text:p text:style-name="P59">FS5 : <text:span text:style-name="T7">Être simple d'utilisation et intuitif.</text:span></text:p>
      <text:p text:style-name="P59">FS6 : <text:span text:style-name="T7">Être visuellement agréable.</text:span></text:p>
      <text:p text:style-name="P59">FS7 : <text:span text:style-name="T7">Être stable sur un support.</text:span></text:p>
      <text:p text:style-name="P62">FS8 : Respecter les normes en vigueur.</text:p>
      <text:p text:style-name="P62"/>
      <text:p text:style-name="P62"/>
      <text:p text:style-name="P62"/>
      <text:p text:style-name="P62"/>
      <text:p text:style-name="P62"/>
      <text:p text:style-name="P66"><text:soft-page-break/><text:span text:style-name="T4">8</text:span>) Caractérisation des fonctions</text:p>
      <text:p text:style-name="P2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1">Fonctions</text:p>
          </table:table-cell>
          <table:table-cell table:style-name="Tableau1.A1" office:value-type="string">
            <text:p text:style-name="P11">Désignation</text:p>
          </table:table-cell>
          <table:table-cell table:style-name="Tableau1.A1" office:value-type="string">
            <text:p text:style-name="P11">Critères d’appréciation</text:p>
          </table:table-cell>
          <table:table-cell table:style-name="Tableau1.A1" office:value-type="string">
            <text:p text:style-name="P11">Niveau</text:p>
          </table:table-cell>
          <table:table-cell table:style-name="Tableau1.A1" office:value-type="string">
            <text:p text:style-name="P11">Limite d'acceptation</text:p>
          </table:table-cell>
          <table:table-cell table:style-name="Tableau1.F1" office:value-type="string">
            <text:p text:style-name="P10">Observations</text:p>
          </table:table-cell>
        </table:table-row>
        <table:table-row table:style-name="Tableau1.2">
          <table:table-cell table:style-name="Tableau1.A1" office:value-type="string">
            <text:p text:style-name="P10">FS1</text:p>
          </table:table-cell>
          <table:table-cell table:style-name="Tableau1.A1" office:value-type="string">
            <text:p text:style-name="P7">Permettre à l'utilisateur de partager la musique sur un système audio</text:p>
          </table:table-cell>
          <table:table-cell table:style-name="Tableau1.A1" office:value-type="string">
            <text:p text:style-name="P8">- Micro-Ordinateur</text:p>
            <text:p text:style-name="P8"/>
            <text:p text:style-name="P8">- Sortie audio</text:p>
            <text:p text:style-name="P8"/>
          </table:table-cell>
          <table:table-cell table:style-name="Tableau1.A1" office:value-type="string">
            <text:p text:style-name="P12"/>
            <text:p text:style-name="P12">- Raspberry Pi</text:p>
            <text:p text:style-name="P12"/>
            <text:p text:style-name="P12"/>
            <text:p text:style-name="P12">- RCA (jack 3.5) ; Bluetooth</text:p>
            <text:p text:style-name="P12"/>
          </table:table-cell>
          <table:table-cell table:style-name="Tableau1.E2" office:value-type="string">
            <text:p text:style-name="P13"/>
            <text:p text:style-name="P7">/</text:p>
            <text:p text:style-name="P7"/>
            <text:p text:style-name="P7"/>
            <text:p text:style-name="P7">/</text:p>
            <text:p text:style-name="P7"/>
          </table:table-cell>
          <table:table-cell table:style-name="Tableau1.F1" office:value-type="string">
            <text:p text:style-name="P7">Gestion de la priorité de lecture avec un algorithme favorisant la répartition des musiques jouées par les utilisateurs</text:p>
          </table:table-cell>
        </table:table-row>
        <table:table-row table:style-name="Tableau1.3">
          <table:table-cell table:style-name="Tableau1.A1" office:value-type="string">
            <text:p text:style-name="P10">FS2</text:p>
          </table:table-cell>
          <table:table-cell table:style-name="Tableau1.A1" office:value-type="string">
            <text:p text:style-name="P7">Permettre à l'utilisateur de contrôler le jukebox depuis son Smartphone</text:p>
          </table:table-cell>
          <table:table-cell table:style-name="Tableau1.A1" office:value-type="string">
            <text:p text:style-name="P8">- Interface</text:p>
            <text:p text:style-name="P8"/>
            <text:p text:style-name="P8">- Connexion à l'interface</text:p>
            <text:p text:style-name="P8"/>
            <text:p text:style-name="P8">- Connectivité</text:p>
          </table:table-cell>
          <table:table-cell table:style-name="Tableau1.A1" office:value-type="string">
            <text:p text:style-name="P12">-Web</text:p>
            <text:p text:style-name="P12"/>
            <text:p text:style-name="P12">-<text:bookmark text:name="_GoBack107"/>QrCode ;NFC ; ip</text:p>
            <text:p text:style-name="P12"/>
            <text:p text:style-name="P12">- Wifi ; Ethernet</text:p>
          </table:table-cell>
          <table:table-cell table:style-name="Tableau1.E3" office:value-type="string">
            <text:p text:style-name="P7">/</text:p>
            <text:p text:style-name="P7"/>
            <text:p text:style-name="P7">/</text:p>
            <text:p text:style-name="P7"/>
            <text:p text:style-name="P7"/>
            <text:p text:style-name="P7">/</text:p>
          </table:table-cell>
          <table:table-cell table:style-name="Tableau1.F1" office:value-type="string">
            <text:p text:style-name="P7">Connexion aisée à l’aide du NFC et du QrCode</text:p>
          </table:table-cell>
        </table:table-row>
        <table:table-row table:style-name="Tableau1.4">
          <table:table-cell table:style-name="Tableau1.A1" office:value-type="string">
            <text:p text:style-name="P10">FS3</text:p>
          </table:table-cell>
          <table:table-cell table:style-name="Tableau1.A1" office:value-type="string">
            <text:p text:style-name="P7">Alimenter le système</text:p>
          </table:table-cell>
          <table:table-cell table:style-name="Tableau1.A1" office:value-type="string">
            <text:p text:style-name="P8">- Alimentation</text:p>
          </table:table-cell>
          <table:table-cell table:style-name="Tableau1.A1" office:value-type="string">
            <text:p text:style-name="P8">- Adaptateur secteur 5V 2,5A</text:p>
          </table:table-cell>
          <table:table-cell table:style-name="Tableau1.A1" office:value-type="string">
            <text:p text:style-name="P7">Minimum</text:p>
          </table:table-cell>
          <table:table-cell table:style-name="Tableau1.F4" office:value-type="string">
            <text:p text:style-name="P9"/>
          </table:table-cell>
        </table:table-row>
        <table:table-row table:style-name="Tableau1.5">
          <table:table-cell table:style-name="Tableau1.A1" office:value-type="string">
            <text:p text:style-name="P10">FS4</text:p>
          </table:table-cell>
          <table:table-cell table:style-name="Tableau1.A1" office:value-type="string">
            <text:p text:style-name="P7">Résister aux contraintes extérieures</text:p>
          </table:table-cell>
          <table:table-cell table:style-name="Tableau1.A1" office:value-type="string">
            <text:p text:style-name="P8">- Aux chocs</text:p>
          </table:table-cell>
          <table:table-cell table:style-name="Tableau1.A1" office:value-type="string">
            <text:p text:style-name="P8">- Chute de 80cm</text:p>
          </table:table-cell>
          <table:table-cell table:style-name="Tableau1.A1" office:value-type="string">
            <text:p text:style-name="P7">± 20cm</text:p>
          </table:table-cell>
          <table:table-cell table:style-name="Tableau1.F5" office:value-type="string">
            <text:p text:style-name="P8"/>
          </table:table-cell>
        </table:table-row>
        <table:table-row table:style-name="Tableau1.6">
          <table:table-cell table:style-name="Tableau1.A1" office:value-type="string">
            <text:p text:style-name="P10">FS5</text:p>
          </table:table-cell>
          <table:table-cell table:style-name="Tableau1.A1" office:value-type="string">
            <text:p text:style-name="P7">Être simple d'utilisation et intuitif</text:p>
          </table:table-cell>
          <table:table-cell table:style-name="Tableau1.A1" office:value-type="string">
            <text:p text:style-name="P8">- Interface</text:p>
            <text:p text:style-name="P8"/>
            <text:p text:style-name="P8">- Réactivité</text:p>
          </table:table-cell>
          <table:table-cell table:style-name="Tableau1.A1" office:value-type="string">
            <text:p text:style-name="P8">- Simple</text:p>
            <text:p text:style-name="P8"/>
            <text:p text:style-name="P8">- Rapide</text:p>
          </table:table-cell>
          <table:table-cell table:style-name="Tableau1.E6" office:value-type="string">
            <text:p text:style-name="P7">/</text:p>
            <text:p text:style-name="P8"/>
            <text:p text:style-name="P7">/</text:p>
          </table:table-cell>
          <table:table-cell table:style-name="Tableau1.F1" office:value-type="string">
            <text:p text:style-name="P7">L’utilisation doit pouvoir se faire sans explication de fonctionnement</text:p>
          </table:table-cell>
        </table:table-row>
        <table:table-row table:style-name="Tableau1.7">
          <table:table-cell table:style-name="Tableau1.A1" office:value-type="string">
            <text:p text:style-name="P10">FS6</text:p>
          </table:table-cell>
          <table:table-cell table:style-name="Tableau1.A1" office:value-type="string">
            <text:p text:style-name="P7">Être visuellement agréable</text:p>
          </table:table-cell>
          <table:table-cell table:style-name="Tableau1.A1" office:value-type="string">
            <text:p text:style-name="P8">- Forme</text:p>
            <text:p text:style-name="P8"/>
            <text:p text:style-name="P8">- Couleurs de l'objet</text:p>
            <text:p text:style-name="P8"/>
            <text:p text:style-name="P8">- Dimensions</text:p>
          </table:table-cell>
          <table:table-cell table:style-name="Tableau1.A1" office:value-type="string">
            <text:p text:style-name="P8"/>
            <text:p text:style-name="P8">- Design</text:p>
            <text:p text:style-name="P8"/>
            <text:p text:style-name="P8">- Différents coloris</text:p>
            <text:p text:style-name="P8"/>
            <text:p text:style-name="P8">- Largeur =</text:p>
            <text:p text:style-name="P8">- Longueur =</text:p>
            <text:p text:style-name="P8">- Hauteur =</text:p>
          </table:table-cell>
          <table:table-cell table:style-name="Tableau1.E7" office:value-type="string">
            <text:p text:style-name="P7"/>
            <text:p text:style-name="P7">/</text:p>
            <text:p text:style-name="P8"/>
            <text:p text:style-name="P7">/</text:p>
            <text:p text:style-name="P8"/>
            <text:p text:style-name="P8"/>
            <text:p text:style-name="P8">Maximum</text:p>
            <text:p text:style-name="P8">Maximum</text:p>
            <text:p text:style-name="P8">Maximum</text:p>
          </table:table-cell>
          <table:table-cell table:style-name="Tableau1.F1" office:value-type="string">
            <text:p text:style-name="P7">L’objet devra être facilement transportable et agréable a l’œil</text:p>
          </table:table-cell>
        </table:table-row>
        <table:table-row table:style-name="Tableau1.8">
          <table:table-cell table:style-name="Tableau1.A8" office:value-type="string">
            <text:p text:style-name="P10">FS7</text:p>
          </table:table-cell>
          <table:table-cell table:style-name="Tableau1.A8" office:value-type="string">
            <text:p text:style-name="P7">Être stable sur un support</text:p>
          </table:table-cell>
          <table:table-cell table:style-name="Tableau1.A8" office:value-type="string">
            <text:p text:style-name="P8">- Stabilité</text:p>
          </table:table-cell>
          <table:table-cell table:style-name="Tableau1.D8" office:value-type="string">
            <text:p text:style-name="P8"/>
            <text:p text:style-name="P8"/>
            <text:p text:style-name="P8">-Support horizontal</text:p>
          </table:table-cell>
          <table:table-cell table:style-name="Tableau1.A8" office:value-type="string">
            <text:p text:style-name="P7">± 10°</text:p>
          </table:table-cell>
          <table:table-cell table:style-name="Tableau1.F8" office:value-type="string">
            <text:p text:style-name="P7">Il devra être stable sur une surface horizontale</text:p>
          </table:table-cell>
        </table:table-row>
        <table:table-row table:style-name="Tableau1.9">
          <table:table-cell table:style-name="Tableau1.A8" office:value-type="string">
            <text:p text:style-name="P10">FS8</text:p>
          </table:table-cell>
          <table:table-cell table:style-name="Tableau1.A8" office:value-type="string">
            <text:p text:style-name="P7">Respecter les normes en vigueur</text:p>
          </table:table-cell>
          <table:table-cell table:style-name="Tableau1.A8" office:value-type="string">
            <text:p text:style-name="P8">- Normes françaises et européennes</text:p>
          </table:table-cell>
          <table:table-cell table:style-name="Tableau1.D9" office:value-type="string">
            <text:p text:style-name="P7"/>
            <text:p text:style-name="P7">/</text:p>
          </table:table-cell>
          <table:table-cell table:style-name="Tableau1.E9" office:value-type="string">
            <text:p text:style-name="P7"/>
            <text:p text:style-name="P7">/</text:p>
          </table:table-cell>
          <table:table-cell table:style-name="Tableau1.F9" office:value-type="string">
            <text:p text:style-name="P7"/>
            <text:p text:style-name="P7">/</text:p>
          </table:table-cell>
        </table:table-row>
      </table:table>
      <text:p text:style-name="P22"/>
      <text:p text:style-name="P67"><text:soft-page-break/>Analyse descendante</text:p>
      <text:p text:style-name="P66"/>
      <text:p text:style-name="P66">9) Niveau A-0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6">10) Niveau A0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6"/>
      <text:p text:style-name="P66"/>
      <text:p text:style-name="P66"/>
      <text:p text:style-name="P66"/>
      <text:p text:style-name="P66"/>
      <text:p text:style-name="P66"><text:soft-page-break/>11) Résumé des fonctions techniques</text:p>
      <text:p text:style-name="P20"/>
      <text:p text:style-name="P60"><text:span text:style-name="T2">FS1 </text:span>: Permettre à l'utilisateur de <text:span text:style-name="T7">partager la musique sur un système audio</text:span></text:p>
      <text:p text:style-name="P60"><text:s text:c="9"/><text:span text:style-name="T13"><text:s/></text:span><text:span text:style-name="T14">FT1 : </text:span><text:span text:style-name="T25">Gestion des requêtes de musique sur le serveur </text:span></text:p>
      <text:p text:style-name="P60"><text:s text:c="10"/><text:span text:style-name="T14">FT</text:span><text:span text:style-name="T17">2 </text:span><text:span text:style-name="T14">:</text:span><text:span text:style-name="T22"> Diffuser la musique demandée </text:span></text:p>
      <text:p text:style-name="P60"><text:s text:c="10"/></text:p>
      <text:p text:style-name="P60"><text:span text:style-name="T2">FS2 :</text:span><text:span text:style-name="T13"> </text:span>Permettre <text:span text:style-name="T7">à l'utilisateur de contrôler le jukebox depuis son smartphone</text:span></text:p>
      <text:p text:style-name="P61"><text:s text:c="10"/><text:span text:style-name="T13"><text:s/></text:span><text:span text:style-name="T14">FT</text:span><text:span text:style-name="T16">3 </text:span><text:span text:style-name="T14">:</text:span><text:span text:style-name="T22"> Permettre à l’utilisateur d’avoir accès aux fonctionnalités du serveur</text:span></text:p>
      <text:p text:style-name="P60"><text:s text:c="11"/><text:span text:style-name="T14">FT</text:span><text:span text:style-name="T17">4 </text:span><text:span text:style-name="T14">:</text:span><text:span text:style-name="T22"> Connexion à l’interface </text:span></text:p>
      <text:p text:style-name="P61"><text:s text:c="10"/><text:span text:style-name="T13"><text:s/></text:span><text:span text:style-name="T14">FT</text:span><text:span text:style-name="T17">5 </text:span><text:span text:style-name="T14">:</text:span><text:span text:style-name="T22"> Contrôler les fonctionnalités du jukebox </text:span></text:p>
      <text:p text:style-name="P60"><text:s text:c="10"/><text:span text:style-name="T13"><text:s/></text:span><text:span text:style-name="T18">FT6 </text:span><text:span text:style-name="T24">: Gestion des musiques par vote</text:span></text:p>
      <text:p text:style-name="P60"/>
      <text:p text:style-name="P60"><text:span text:style-name="T2">FS3 :</text:span><text:span text:style-name="T13"> </text:span><text:span text:style-name="T7">Alimenter le système</text:span></text:p>
      <text:p text:style-name="P60"><text:s text:c="11"/><text:span text:style-name="T14">FT</text:span><text:span text:style-name="T20">7</text:span><text:span text:style-name="T17"> </text:span><text:span text:style-name="T14">:</text:span><text:span text:style-name="T22"> Permettre au système d’être alimenter en énergie électrique (secteur) </text:span></text:p>
      <text:p text:style-name="P60"/>
      <text:p text:style-name="P60"><text:span text:style-name="T2">FS4 :</text:span><text:span text:style-name="T13"> </text:span><text:span text:style-name="T7">Résister aux contraintes extérieures</text:span></text:p>
      <text:p text:style-name="P60"><text:s text:c="9"/><text:span text:style-name="T13"><text:s text:c="2"/></text:span><text:span text:style-name="T15">FT</text:span><text:span text:style-name="T20">8</text:span><text:span text:style-name="T15"> : </text:span><text:span text:style-name="T23">Choisir des matériaux adaptés et résistant aux chocs pour le boîtier </text:span></text:p>
      <text:p text:style-name="P60"/>
      <text:p text:style-name="P60"><text:span text:style-name="T2">FS5 :</text:span> <text:span text:style-name="T7">Être simple d'utilisation et intuitif</text:span></text:p>
      <text:p text:style-name="P60"><text:s text:c="11"/><text:span text:style-name="T15">FT</text:span><text:span text:style-name="T20">9</text:span><text:span text:style-name="T15"> :</text:span><text:span text:style-name="T23"> Développer d’une interface web simple (graphiquement)</text:span></text:p>
      <text:p text:style-name="P60"><text:s text:c="11"/><text:span text:style-name="T15">FT</text:span><text:span text:style-name="T20">10</text:span><text:span text:style-name="T15"> :</text:span><text:span text:style-name="T23"> Assurer une utilisation rapide</text:span></text:p>
      <text:p text:style-name="P60"/>
      <text:p text:style-name="P60"><text:span text:style-name="T2">FS6 :</text:span><text:span text:style-name="T13"> </text:span><text:span text:style-name="T7">Être visuellement agréable</text:span></text:p>
      <text:p text:style-name="P60"><text:s text:c="10"/><text:span text:style-name="T13"><text:s/></text:span><text:span text:style-name="T15">FT1</text:span><text:span text:style-name="T20">1</text:span><text:span text:style-name="T15"> :</text:span><text:span text:style-name="T23"> Faire en sorte qu’il attire le regard, pour le boîtier <text:s/>(couleurs et design)</text:span></text:p>
      <text:p text:style-name="P60"><text:s text:c="11"/><text:span text:style-name="T21">FT12</text:span><text:span text:style-name="T26"> : Permettre à l’application d’avoir une interface graphique propre et agréable au niveau des différents menus.</text:span></text:p>
      <text:p text:style-name="P60"><text:s text:c="11"/><text:span text:style-name="T15">FT1</text:span><text:span text:style-name="T20">3</text:span><text:span text:style-name="T15"> : </text:span><text:span text:style-name="T23">Faire qu’il ait des dimensions qui lui permettent d’être transportable</text:span></text:p>
      <text:p text:style-name="P60"/>
      <text:p text:style-name="P60"><text:span text:style-name="T2">FS7 :</text:span><text:span text:style-name="T13"> </text:span><text:span text:style-name="T7">Être stable sur un support</text:span></text:p>
      <text:p text:style-name="P63"><text:s text:c="11"/><text:span text:style-name="T15">FT1</text:span><text:span text:style-name="T20">4</text:span><text:span text:style-name="T15"> : </text:span><text:span text:style-name="T23">Faire qu’il tienne sur tout support quelconque</text:span></text:p>
      <text:p text:style-name="P63"><text:span text:style-name="T27"><text:s text:c="11"/></text:span><text:span text:style-name="T20">FT15</text:span><text:span text:style-name="T27"> : Faire l’assemblage des différents composants électronique du jukebox</text:span></text:p>
      <text:p text:style-name="P63"/>
      <text:p text:style-name="P63"><text:span text:style-name="T2">FS8 :</text:span><text:span text:style-name="T13"> </text:span>Respecter les normes en vigueur</text:p>
      <text:p text:style-name="P64"><text:s text:c="8"/><text:span text:style-name="T13"><text:s/></text:span><text:span text:style-name="T15">FT</text:span><text:span text:style-name="T16">1</text:span><text:span text:style-name="T20">6</text:span><text:span text:style-name="T15"> :</text:span><text:span text:style-name="T23"> Respecter les normes en vigueur (dans ce domaine, pour la France)</text:span></text:p>
      <text:p text:style-name="P4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6"/>
      <text:p text:style-name="P66"/>
      <text:p text:style-name="P66"/>
      <text:p text:style-name="P66"/>
      <text:p text:style-name="P66"><text:soft-page-break/></text:p>
      <text:p text:style-name="P66">12) Étude des fonction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<text:tab/><text:span text:style-name="T1">12.1 ) Analyse de FS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3" svg:font-family="FreeSans" style:font-family-generic="swiss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daeef3" draw:end-color="#92cddc" draw:start-intensity="100%" draw:end-intensity="100%" draw:angle="1350" draw:border="0%"/>
    <draw:marker draw:name="msArrowEnd_20_5" draw:display-name="msArrowEnd 5" svg:viewBox="0 0 135 135" svg:d="M68 0l67 135h-13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10507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Image2" text:anchor-type="paragraph" svg:x="16.411cm" svg:y="-2cm" svg:width="2.316cm" svg:height="3.131cm" draw:z-index="52"><draw:image xlink:href="Pictures/10000000000000C100000105CC80036AD673BD91.jpg" xlink:type="simple" xlink:show="embed" xlink:actuate="onLoad"/></draw:frame></text:p>
      </style:header>
      <style:footer>
        <text:p text:style-name="MP1"><text:tab/><text:tab/><text:page-number text:select-page="current">8</text:page-number>/<text:page-count>8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0:18:13.285624514</meta:creation-date>
    <dc:date>2016-10-19T11:14:36.381000000</dc:date>
    <meta:editing-duration>PT4H40M35S</meta:editing-duration>
    <meta:editing-cycles>35</meta:editing-cycles>
    <meta:generator>LibreOffice/5.1.3.2$Windows_x86 LibreOffice_project/644e4637d1d8544fd9f56425bd6cec110e49301b</meta:generator>
    <meta:document-statistic meta:table-count="1" meta:image-count="1" meta:object-count="0" meta:page-count="8" meta:paragraph-count="150" meta:word-count="799" meta:character-count="4843" meta:non-whitespace-character-count="3981"/>
  </office:meta>
</office:document-meta>
</file>